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26pt" officeooo:rsid="00046068" officeooo:paragraph-rsid="00046068" style:font-size-asian="26pt" style:font-size-complex="26pt"/>
    </style:style>
    <style:style style:name="P2" style:family="paragraph" style:parent-style-name="Preformatted_20_Text" style:list-style-name="L1">
      <style:paragraph-properties fo:text-align="start" style:justify-single-word="false"/>
      <style:text-properties style:font-name="Arial" fo:font-size="16pt" officeooo:rsid="000594c6" officeooo:paragraph-rsid="000594c6" style:font-size-asian="14pt" style:font-size-complex="16pt"/>
    </style:style>
    <style:style style:name="P3" style:family="paragraph" style:parent-style-name="Preformatted_20_Text" style:list-style-name="L1">
      <style:paragraph-properties fo:text-align="start" style:justify-single-word="false"/>
      <style:text-properties style:font-name="Arial" fo:font-size="16pt" officeooo:rsid="0008229e" officeooo:paragraph-rsid="0008229e" style:font-size-asian="14pt" style:font-size-complex="16pt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Arial" fo:font-size="16pt" officeooo:rsid="00092880" officeooo:paragraph-rsid="00092880" style:font-size-asian="14pt" style:font-size-complex="16pt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font-name="Arial" fo:font-size="16pt" officeooo:rsid="00093ed0" officeooo:paragraph-rsid="00093ed0" style:font-size-asian="14pt" style:font-size-complex="16pt"/>
    </style:style>
    <style:style style:name="P6" style:family="paragraph" style:parent-style-name="Preformatted_20_Text" style:list-style-name="L1">
      <style:paragraph-properties fo:text-align="start" style:justify-single-word="false"/>
      <style:text-properties style:font-name="Arial" fo:font-size="16pt" officeooo:rsid="0009dc03" officeooo:paragraph-rsid="0009dc03" style:font-size-asian="14pt" style:font-size-complex="16pt"/>
    </style:style>
    <style:style style:name="P7" style:family="paragraph" style:parent-style-name="Preformatted_20_Text">
      <style:paragraph-properties fo:text-align="start" style:justify-single-word="false"/>
      <style:text-properties style:font-name="Arial" fo:font-size="16pt" officeooo:rsid="0009dc03" officeooo:paragraph-rsid="0009dc03" style:font-size-asian="14pt" style:font-size-complex="16pt"/>
    </style:style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OPOUT</text:p>
      <text:list xml:id="list1060400362944597468" text:style-name="L1">
        <text:list-item>
          <text:p text:style-name="P2">randomly (and temporarily) deletes half of the hidden layer neurons in the network</text:p>
          <text:list>
            <text:list-item>
              <text:p text:style-name="P3">do not touch the input/output neurons</text:p>
            </text:list-item>
          </text:list>
        </text:list-item>
        <text:list-item>
          <text:p text:style-name="P3">Forward and backpropogate through the network, and update the weights and biases like normal</text:p>
        </text:list-item>
        <text:list-item>
          <text:p text:style-name="P4">repeat the process by restoring the deleted neurons, and then randomly deleting more neurons</text:p>
        </text:list-item>
        <text:list-item>
          <text:p text:style-name="P4">When this process is repeated, the network will learn weights and biases for when only half of the hidden neurons are visible</text:p>
          <text:list>
            <text:list-item>
              <text:p text:style-name="P4">so when we run the full network at the end, we can h<text:span text:style-name="T1">alf the weights</text:span> to compensate</text:p>
            </text:list-item>
          </text:list>
        </text:list-item>
        <text:list-item>
          <text:p text:style-name="P4">Dropout is kind of like averaging the effects of many neural networks, which prevents overfitting.</text:p>
          <text:list>
            <text:list-item>
              <text:p text:style-name="P4">Theoretically, the “different” networks will overfit in different ways, so averaging the outputs will reduce overfitting in general</text:p>
            </text:list-item>
          </text:list>
        </text:list-item>
        <text:list-item>
          <text:p text:style-name="P4">Since neurons are randomly dropping out, each neuron learns to be independent, and not rely too much on the output of other neurons</text:p>
          <text:list>
            <text:list-item>
              <text:p text:style-name="P5">Networks overfit when neurons are too co-dependent, and it reduces their ability to generalize</text:p>
            </text:list-item>
            <text:list-item>
              <text:p text:style-name="P6">Dropout also tends to reduce weights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6T23:00:06.781985626</dc:date>
    <meta:editing-duration>PT23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74" meta:character-count="1017" meta:non-whitespace-character-count="866"/>
  </office:meta>
</office:document-meta>
</file>